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ff0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051cm" svg:stroke-color="#6b0094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color="#6b0094"/>
    </style:style>
    <style:style style:name="P6" style:family="paragraph">
      <style:text-properties fo:color="#6b0094"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color="#ff0000" fo:font-size="10pt" style:font-size-asian="10pt" style:font-size-complex="10pt"/>
    </style:style>
    <style:style style:name="T2" style:family="text">
      <style:text-properties fo:color="#0000ff" fo:font-size="10pt" style:font-size-asian="10pt" style:font-size-complex="10pt"/>
    </style:style>
    <style:style style:name="T3" style:family="text">
      <style:text-properties fo:color="#6b0094"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-33% 58%" fo:font-size="10pt" style:font-size-asian="10pt" style:font-size-complex="10pt"/>
    </style:style>
    <style:style style:name="T6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ff0000" fo:font-family="cmmi10" style:font-pitch="variable" fo:font-size="12pt" style:font-size-asian="12pt" style:font-size-complex="12pt"/>
    </style:style>
    <style:style style:name="T8" style:family="text">
      <style:text-properties fo:color="#ff0000" style:text-position="-33% 58%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ff" fo:font-family="cmmi10" style:font-pitch="variable" fo:font-size="12pt" style:font-size-asian="12pt" style:font-size-complex="12pt"/>
    </style:style>
    <style:style style:name="T11" style:family="text">
      <style:text-properties fo:color="#0000ff" style:text-position="-33% 58%"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5cm" svg:y1="6.764cm" svg:x2="2.263cm" svg:y2="6.778cm">
          <text:p/>
        </draw:line>
        <draw:line draw:style-name="gr1" draw:text-style-name="P1" draw:layer="layout" svg:x1="2.277cm" svg:y1="1.863cm" svg:x2="2.263cm" svg:y2="6.778cm">
          <text:p/>
        </draw:line>
        <draw:line draw:style-name="gr1" draw:text-style-name="P1" draw:layer="layout" svg:x1="7.105cm" svg:y1="1.864cm" svg:x2="7.091cm" svg:y2="6.779cm">
          <text:p/>
        </draw:line>
        <draw:line draw:style-name="gr1" draw:text-style-name="P1" draw:layer="layout" svg:x1="7.095cm" svg:y1="1.864cm" svg:x2="2.263cm" svg:y2="1.878cm">
          <text:p/>
        </draw:line>
        <draw:path draw:style-name="gr2" draw:text-style-name="P1" draw:layer="layout" svg:width="4.775cm" svg:height="1.2cm" svg:x="2.291cm" svg:y="2.595cm" svg:viewBox="0 0 4776 1201" svg:d="m0 0c152 83 179 138 179 124s635 359 635 359l635 304 649 235 580 151 511 28 870-152 635-276 82-97">
          <text:p/>
        </draw:path>
        <draw:path draw:style-name="gr3" draw:text-style-name="P1" draw:layer="layout" svg:width="4.859cm" svg:height="1.256cm" svg:x="2.263cm" svg:y="2.567cm" svg:viewBox="0 0 4860 1257" svg:d="m0 0c387 359 415 359 415 359l483 235 83 83 773 373 662 207h704l677-83 1063-483">
          <text:p/>
        </draw:path>
        <draw:frame draw:style-name="gr4" draw:text-style-name="P3" draw:layer="layout" svg:width="3.084cm" svg:height="0.645cm" svg:x="7.376cm" svg:y="2.286cm">
          <draw:text-box>
            <text:p text:style-name="P2"><text:span text:style-name="T1">Bubble point line</text:span></text:p>
          </draw:text-box>
        </draw:frame>
        <draw:frame draw:style-name="gr4" draw:text-style-name="P4" draw:layer="layout" svg:width="2.695cm" svg:height="0.645cm" svg:x="7.39cm" svg:y="3.487cm">
          <draw:text-box>
            <text:p text:style-name="P2"><text:span text:style-name="T2">Dew point line</text:span></text:p>
          </draw:text-box>
        </draw:frame>
        <draw:line draw:style-name="gr5" draw:text-style-name="P1" draw:layer="layout" svg:x1="2.291cm" svg:y1="2.581cm" svg:x2="7.081cm" svg:y2="3.285cm">
          <text:p/>
        </draw:line>
        <draw:line draw:style-name="gr5" draw:text-style-name="P1" draw:layer="layout" svg:x1="2.25cm" svg:y1="6.764cm" svg:x2="7.095cm" svg:y2="3.271cm">
          <text:p/>
        </draw:line>
        <draw:line draw:style-name="gr5" draw:text-style-name="P1" draw:layer="layout" svg:x1="7.095cm" svg:y1="6.736cm" svg:x2="2.305cm" svg:y2="2.581cm">
          <text:p/>
        </draw:line>
        <draw:line draw:style-name="gr6" draw:text-style-name="P1" draw:layer="layout" svg:x1="7.468cm" svg:y1="3.837cm" svg:x2="5.48cm" svg:y2="3.865cm">
          <text:p/>
        </draw:line>
        <draw:line draw:style-name="gr6" draw:text-style-name="P1" draw:layer="layout" svg:x1="7.509cm" svg:y1="2.595cm" svg:x2="4.38cm" svg:y2="3.593cm">
          <text:p/>
        </draw:line>
        <draw:frame draw:style-name="gr4" draw:text-style-name="P6" draw:layer="layout" svg:width="3.046cm" svg:height="1.039cm" svg:x="7.4cm" svg:y="1.107cm">
          <draw:text-box>
            <text:p text:style-name="P5"><text:span text:style-name="T3">Raoult's law</text:span></text:p>
            <text:p text:style-name="P5"><text:span text:style-name="T3">bubble point line</text:span></text:p>
          </draw:text-box>
        </draw:frame>
        <draw:line draw:style-name="gr6" draw:text-style-name="P1" draw:layer="layout" svg:x1="7.523cm" svg:y1="1.477cm" svg:x2="4.381cm" svg:y2="2.893cm">
          <text:p/>
        </draw:line>
        <draw:path draw:style-name="gr7" draw:text-style-name="P1" draw:layer="layout" svg:width="4.789cm" svg:height="4.155cm" svg:x="2.319cm" svg:y="2.609cm" svg:viewBox="0 0 4790 4156" svg:d="m4790 4156c-290-70-276-70-276-70l-649-427-1878-1602-952-1035-856-884-179-138">
          <text:p/>
        </draw:path>
        <draw:path draw:style-name="gr7" draw:text-style-name="P1" draw:layer="layout" svg:width="4.789cm" svg:height="3.45cm" svg:x="2.291cm" svg:y="3.3cm" svg:viewBox="0 0 4790 3451" svg:d="m0 3451 318-69c318-69 1504-760 1504-760l1118-828 1091-1035 759-759">
          <text:p/>
        </draw:path>
        <draw:frame draw:style-name="gr4" draw:text-style-name="P7" draw:layer="layout" svg:width="0.849cm" svg:height="0.729cm" svg:x="5.673cm" svg:y="4.451cm">
          <draw:text-box>
            <text:p text:style-name="P2"><text:span text:style-name="T4">P</text:span><text:span text:style-name="T5">1</text:span></text:p>
          </draw:text-box>
        </draw:frame>
        <draw:frame draw:style-name="gr4" draw:text-style-name="P7" draw:layer="layout" svg:width="0.849cm" svg:height="0.729cm" svg:x="3.174cm" svg:y="4.052cm">
          <draw:text-box>
            <text:p text:style-name="P2"><text:span text:style-name="T4">P</text:span><text:span text:style-name="T6">2</text:span></text:p>
          </draw:text-box>
        </draw:frame>
        <draw:frame draw:style-name="gr4" draw:text-style-name="P8" draw:layer="layout" svg:width="1.834cm" svg:height="0.826cm" svg:x="3.9cm" svg:y="7.23cm">
          <draw:text-box>
            <text:p text:style-name="P2"><text:span text:style-name="T7">x</text:span><text:span text:style-name="T8">1</text:span><text:span text:style-name="T9"> or </text:span><text:span text:style-name="T10">y</text:span><text:span text:style-name="T11">1</text:span></text:p>
          </draw:text-box>
        </draw:frame>
        <draw:frame draw:style-name="gr4" draw:text-style-name="P8" draw:layer="layout" svg:width="1.916cm" svg:height="0.725cm" draw:transform="rotate (1.54671078311738) translate (0.997cm 5.248cm)">
          <draw:text-box>
            <text:p text:style-name="P2"><text:span text:style-name="T12">P</text:span><text:span text:style-name="T9"> (kPa)</text:span></text:p>
          </draw:text-box>
        </draw:frame>
        <draw:line draw:style-name="gr1" draw:text-style-name="P1" draw:layer="layout" svg:x1="2.291cm" svg:y1="5.866cm" svg:x2="2.567cm" svg:y2="5.866cm">
          <text:p/>
        </draw:line>
        <draw:line draw:style-name="gr1" draw:text-style-name="P1" draw:layer="layout" svg:x1="2.291cm" svg:y1="4.966cm" svg:x2="2.567cm" svg:y2="4.966cm">
          <text:p/>
        </draw:line>
        <draw:line draw:style-name="gr1" draw:text-style-name="P1" draw:layer="layout" svg:x1="2.291cm" svg:y1="4.066cm" svg:x2="2.567cm" svg:y2="4.066cm">
          <text:p/>
        </draw:line>
        <draw:line draw:style-name="gr1" draw:text-style-name="P1" draw:layer="layout" svg:x1="2.291cm" svg:y1="3.166cm" svg:x2="2.567cm" svg:y2="3.166cm">
          <text:p/>
        </draw:line>
        <draw:line draw:style-name="gr1" draw:text-style-name="P1" draw:layer="layout" svg:x1="6.819cm" svg:y1="3.166cm" svg:x2="7.095cm" svg:y2="3.166cm">
          <text:p/>
        </draw:line>
        <draw:line draw:style-name="gr1" draw:text-style-name="P1" draw:layer="layout" svg:x1="6.819cm" svg:y1="4.066cm" svg:x2="7.095cm" svg:y2="4.066cm">
          <text:p/>
        </draw:line>
        <draw:line draw:style-name="gr1" draw:text-style-name="P1" draw:layer="layout" svg:x1="6.819cm" svg:y1="4.966cm" svg:x2="7.095cm" svg:y2="4.966cm">
          <text:p/>
        </draw:line>
        <draw:line draw:style-name="gr1" draw:text-style-name="P1" draw:layer="layout" svg:x1="6.819cm" svg:y1="5.866cm" svg:x2="7.095cm" svg:y2="5.866cm">
          <text:p/>
        </draw:line>
        <draw:line draw:style-name="gr1" draw:text-style-name="P1" draw:layer="layout" svg:x1="2.275cm" svg:y1="2.268cm" svg:x2="2.551cm" svg:y2="2.268cm">
          <text:p/>
        </draw:line>
        <draw:line draw:style-name="gr1" draw:text-style-name="P1" draw:layer="layout" svg:x1="6.831cm" svg:y1="2.268cm" svg:x2="7.107cm" svg:y2="2.268cm">
          <text:p/>
        </draw:line>
        <draw:line draw:style-name="gr1" draw:text-style-name="P1" draw:layer="layout" svg:x1="3.244cm" svg:y1="6.778cm" svg:x2="3.244cm" svg:y2="6.543cm">
          <text:p/>
        </draw:line>
        <draw:line draw:style-name="gr1" draw:text-style-name="P1" draw:layer="layout" svg:x1="4.216cm" svg:y1="6.779cm" svg:x2="4.216cm" svg:y2="6.544cm">
          <text:p/>
        </draw:line>
        <draw:line draw:style-name="gr1" draw:text-style-name="P1" draw:layer="layout" svg:x1="5.172cm" svg:y1="6.78cm" svg:x2="5.172cm" svg:y2="6.545cm">
          <text:p/>
        </draw:line>
        <draw:line draw:style-name="gr1" draw:text-style-name="P1" draw:layer="layout" svg:x1="6.158cm" svg:y1="6.781cm" svg:x2="6.158cm" svg:y2="6.546cm">
          <text:p/>
        </draw:line>
        <draw:frame draw:style-name="gr4" draw:text-style-name="P8" draw:layer="layout" svg:width="1.095cm" svg:height="0.725cm" svg:x="1.807cm" svg:y="6.793cm">
          <draw:text-box>
            <text:p text:style-name="P2"><text:span text:style-name="T9">0.0</text:span></text:p>
          </draw:text-box>
        </draw:frame>
        <draw:frame draw:style-name="gr4" draw:text-style-name="P8" draw:layer="layout" svg:width="1.095cm" svg:height="0.725cm" svg:x="2.708cm" svg:y="6.794cm">
          <draw:text-box>
            <text:p text:style-name="P2"><text:span text:style-name="T9">0.2</text:span></text:p>
          </draw:text-box>
        </draw:frame>
        <draw:frame draw:style-name="gr4" draw:text-style-name="P8" draw:layer="layout" svg:width="1.095cm" svg:height="0.725cm" svg:x="3.666cm" svg:y="6.795cm">
          <draw:text-box>
            <text:p text:style-name="P2"><text:span text:style-name="T9">0.4</text:span></text:p>
          </draw:text-box>
        </draw:frame>
        <draw:frame draw:style-name="gr4" draw:text-style-name="P8" draw:layer="layout" svg:width="1.095cm" svg:height="0.725cm" svg:x="4.637cm" svg:y="6.796cm">
          <draw:text-box>
            <text:p text:style-name="P2"><text:span text:style-name="T9">0.6</text:span></text:p>
          </draw:text-box>
        </draw:frame>
        <draw:frame draw:style-name="gr4" draw:text-style-name="P8" draw:layer="layout" svg:width="1.095cm" svg:height="0.725cm" svg:x="5.596cm" svg:y="6.797cm">
          <draw:text-box>
            <text:p text:style-name="P2"><text:span text:style-name="T9">0.8</text:span></text:p>
          </draw:text-box>
        </draw:frame>
        <draw:frame draw:style-name="gr4" draw:text-style-name="P8" draw:layer="layout" svg:width="1.095cm" svg:height="0.725cm" svg:x="6.538cm" svg:y="6.798cm">
          <draw:text-box>
            <text:p text:style-name="P2"><text:span text:style-name="T9">1.0</text:span></text:p>
          </draw:text-box>
        </draw:frame>
        <draw:frame draw:style-name="gr4" draw:text-style-name="P8" draw:layer="layout" svg:width="0.739cm" svg:height="0.725cm" svg:x="1.608cm" svg:y="6.394cm">
          <draw:text-box>
            <text:p text:style-name="P2"><text:span text:style-name="T9">0</text:span></text:p>
          </draw:text-box>
        </draw:frame>
        <draw:frame draw:style-name="gr4" draw:text-style-name="P8" draw:layer="layout" svg:width="0.976cm" svg:height="0.725cm" svg:x="1.465cm" svg:y="5.525cm">
          <draw:text-box>
            <text:p text:style-name="P2"><text:span text:style-name="T9">10</text:span></text:p>
          </draw:text-box>
        </draw:frame>
        <draw:frame draw:style-name="gr4" draw:text-style-name="P8" draw:layer="layout" svg:width="0.976cm" svg:height="0.725cm" svg:x="1.465cm" svg:y="4.626cm">
          <draw:text-box>
            <text:p text:style-name="P2"><text:span text:style-name="T9">20</text:span></text:p>
          </draw:text-box>
        </draw:frame>
        <draw:frame draw:style-name="gr4" draw:text-style-name="P8" draw:layer="layout" svg:width="0.976cm" svg:height="0.725cm" svg:x="1.465cm" svg:y="3.727cm">
          <draw:text-box>
            <text:p text:style-name="P2"><text:span text:style-name="T9">30</text:span></text:p>
          </draw:text-box>
        </draw:frame>
        <draw:frame draw:style-name="gr4" draw:text-style-name="P8" draw:layer="layout" svg:width="0.976cm" svg:height="0.725cm" svg:x="1.465cm" svg:y="2.828cm">
          <draw:text-box>
            <text:p text:style-name="P2"><text:span text:style-name="T9">40</text:span></text:p>
          </draw:text-box>
        </draw:frame>
        <draw:frame draw:style-name="gr4" draw:text-style-name="P8" draw:layer="layout" svg:width="0.976cm" svg:height="0.725cm" svg:x="1.465cm" svg:y="1.929cm">
          <draw:text-box>
            <text:p text:style-name="P2"><text:span text:style-name="T9">50</text:span></text:p>
          </draw:text-box>
        </draw:frame>
        <draw:line draw:style-name="gr1" draw:text-style-name="P1" draw:layer="layout" svg:x1="16.386cm" svg:y1="6.778cm" svg:x2="11.349cm" svg:y2="6.778cm">
          <text:p/>
        </draw:line>
        <draw:line draw:style-name="gr1" draw:text-style-name="P1" draw:layer="layout" svg:x1="11.334cm" svg:y1="1.78cm" svg:x2="11.35cm" svg:y2="6.778cm">
          <text:p/>
        </draw:line>
        <draw:line draw:style-name="gr1" draw:text-style-name="P1" draw:layer="layout" svg:x1="16.392cm" svg:y1="1.78cm" svg:x2="16.408cm" svg:y2="6.778cm">
          <text:p/>
        </draw:line>
        <draw:line draw:style-name="gr1" draw:text-style-name="P1" draw:layer="layout" svg:x1="16.387cm" svg:y1="1.806cm" svg:x2="11.35cm" svg:y2="1.806cm">
          <text:p/>
        </draw:line>
        <draw:line draw:style-name="gr1" draw:text-style-name="P1" draw:layer="layout" svg:x1="11.319cm" svg:y1="5.824cm" svg:x2="11.595cm" svg:y2="5.824cm">
          <text:p/>
        </draw:line>
        <draw:line draw:style-name="gr1" draw:text-style-name="P1" draw:layer="layout" svg:x1="11.319cm" svg:y1="4.882cm" svg:x2="11.595cm" svg:y2="4.882cm">
          <text:p/>
        </draw:line>
        <draw:line draw:style-name="gr1" draw:text-style-name="P1" draw:layer="layout" svg:x1="11.319cm" svg:y1="3.94cm" svg:x2="11.595cm" svg:y2="3.94cm">
          <text:p/>
        </draw:line>
        <draw:line draw:style-name="gr1" draw:text-style-name="P1" draw:layer="layout" svg:x1="11.319cm" svg:y1="2.998cm" svg:x2="11.595cm" svg:y2="2.998cm">
          <text:p/>
        </draw:line>
        <draw:line draw:style-name="gr1" draw:text-style-name="P1" draw:layer="layout" svg:x1="11.319cm" svg:y1="2.07cm" svg:x2="11.595cm" svg:y2="2.07cm">
          <text:p/>
        </draw:line>
        <draw:line draw:style-name="gr1" draw:text-style-name="P1" draw:layer="layout" svg:x1="16.133cm" svg:y1="2.07cm" svg:x2="16.409cm" svg:y2="2.07cm">
          <text:p/>
        </draw:line>
        <draw:line draw:style-name="gr1" draw:text-style-name="P1" draw:layer="layout" svg:x1="16.133cm" svg:y1="2.984cm" svg:x2="16.409cm" svg:y2="2.984cm">
          <text:p/>
        </draw:line>
        <draw:line draw:style-name="gr1" draw:text-style-name="P1" draw:layer="layout" svg:x1="16.133cm" svg:y1="3.926cm" svg:x2="16.409cm" svg:y2="3.926cm">
          <text:p/>
        </draw:line>
        <draw:line draw:style-name="gr1" draw:text-style-name="P1" draw:layer="layout" svg:x1="16.133cm" svg:y1="4.87cm" svg:x2="16.409cm" svg:y2="4.87cm">
          <text:p/>
        </draw:line>
        <draw:line draw:style-name="gr1" draw:text-style-name="P1" draw:layer="layout" svg:x1="16.133cm" svg:y1="5.81cm" svg:x2="16.409cm" svg:y2="5.81cm">
          <text:p/>
        </draw:line>
        <draw:line draw:style-name="gr1" draw:text-style-name="P1" draw:layer="layout" svg:x1="12.372cm" svg:y1="6.782cm" svg:x2="12.372cm" svg:y2="6.547cm">
          <text:p/>
        </draw:line>
        <draw:line draw:style-name="gr1" draw:text-style-name="P1" draw:layer="layout" svg:x1="13.372cm" svg:y1="6.783cm" svg:x2="13.372cm" svg:y2="6.548cm">
          <text:p/>
        </draw:line>
        <draw:line draw:style-name="gr1" draw:text-style-name="P1" draw:layer="layout" svg:x1="14.4cm" svg:y1="6.784cm" svg:x2="14.4cm" svg:y2="6.549cm">
          <text:p/>
        </draw:line>
        <draw:line draw:style-name="gr1" draw:text-style-name="P1" draw:layer="layout" svg:x1="15.414cm" svg:y1="6.785cm" svg:x2="15.414cm" svg:y2="6.55cm">
          <text:p/>
        </draw:line>
        <draw:line draw:style-name="gr1" draw:text-style-name="P1" draw:layer="layout" svg:x1="15.414cm" svg:y1="2.086cm" svg:x2="15.414cm" svg:y2="1.851cm">
          <text:p/>
        </draw:line>
        <draw:line draw:style-name="gr1" draw:text-style-name="P1" draw:layer="layout" svg:x1="14.386cm" svg:y1="2.087cm" svg:x2="14.386cm" svg:y2="1.852cm">
          <text:p/>
        </draw:line>
        <draw:line draw:style-name="gr1" draw:text-style-name="P1" draw:layer="layout" svg:x1="13.358cm" svg:y1="2.088cm" svg:x2="13.358cm" svg:y2="1.853cm">
          <text:p/>
        </draw:line>
        <draw:line draw:style-name="gr1" draw:text-style-name="P1" draw:layer="layout" svg:x1="12.358cm" svg:y1="2.089cm" svg:x2="12.358cm" svg:y2="1.854cm">
          <text:p/>
        </draw:line>
        <draw:line draw:style-name="gr5" draw:text-style-name="P1" draw:layer="layout" svg:x1="16.395cm" svg:y1="6.737cm" svg:x2="11.306cm" svg:y2="4.597cm">
          <text:p/>
        </draw:line>
        <draw:line draw:style-name="gr5" draw:text-style-name="P1" draw:layer="layout" svg:x1="16.372cm" svg:y1="3.547cm" svg:x2="11.348cm" svg:y2="6.75cm">
          <text:p/>
        </draw:line>
        <draw:path draw:style-name="gr7" draw:text-style-name="P1" draw:layer="layout" svg:width="5.093cm" svg:height="3.243cm" svg:x="11.334cm" svg:y="3.521cm" svg:viewBox="0 0 5094 3244" svg:d="m0 3244 110-332c110-332 442-717 442-717l663-774 427-276 553-290 883-317 1105-262 690-166 221-110">
          <text:p/>
        </draw:path>
        <draw:path draw:style-name="gr7" draw:text-style-name="P1" draw:layer="layout" svg:width="5.01cm" svg:height="2.166cm" svg:x="11.361cm" svg:y="4.625cm" svg:viewBox="0 0 5011 2167" svg:d="m5011 2167-124-442c-28-82-55-179-110-193l-166-221-262-220-235-152-373-111-331-96-455-56-539-82-593-69-428-111-663-179-732-235">
          <text:p/>
        </draw:path>
        <draw:path draw:style-name="gr2" draw:text-style-name="P1" draw:layer="layout" svg:width="5.023cm" svg:height="1.987cm" svg:x="11.348cm" svg:y="2.637cm" svg:viewBox="0 0 5024 1988" svg:d="m0 1988 262-566c152-276 372-483 372-483l553-470 580-234 745-180 690-55h456l676 152 359 221 331 483">
          <text:p/>
        </draw:path>
        <draw:path draw:style-name="gr3" draw:text-style-name="P1" draw:layer="layout" svg:width="5.01cm" svg:height="1.973cm" svg:x="11.334cm" svg:y="2.651cm" svg:viewBox="0 0 5011 1974" svg:d="m0 1974 483-207c483-207 718-373 718-373l607-400 732-525 662-386 373-83 235 55 869 635 332 207">
          <text:p/>
        </draw:path>
        <draw:frame draw:style-name="gr4" draw:text-style-name="P7" draw:layer="layout" svg:width="0.849cm" svg:height="0.729cm" svg:x="13.722cm" svg:y="4.138cm">
          <draw:text-box>
            <text:p text:style-name="P2"><text:span text:style-name="T4">P</text:span><text:span text:style-name="T5">1</text:span></text:p>
          </draw:text-box>
        </draw:frame>
        <draw:frame draw:style-name="gr4" draw:text-style-name="P7" draw:layer="layout" svg:width="0.849cm" svg:height="0.729cm" svg:x="14.705cm" svg:y="5.438cm">
          <draw:text-box>
            <text:p text:style-name="P2"><text:span text:style-name="T4">P</text:span><text:span text:style-name="T6">2</text:span></text:p>
          </draw:text-box>
        </draw:frame>
        <draw:frame draw:style-name="gr4" draw:text-style-name="P8" draw:layer="layout" svg:width="1.095cm" svg:height="0.725cm" svg:x="10.808cm" svg:y="6.693cm">
          <draw:text-box>
            <text:p text:style-name="P2"><text:span text:style-name="T9">0.0</text:span></text:p>
          </draw:text-box>
        </draw:frame>
        <draw:frame draw:style-name="gr4" draw:text-style-name="P8" draw:layer="layout" svg:width="1.095cm" svg:height="0.725cm" svg:x="11.807cm" svg:y="6.694cm">
          <draw:text-box>
            <text:p text:style-name="P2"><text:span text:style-name="T9">0.2</text:span></text:p>
          </draw:text-box>
        </draw:frame>
        <draw:frame draw:style-name="gr4" draw:text-style-name="P8" draw:layer="layout" svg:width="1.095cm" svg:height="0.725cm" svg:x="12.779cm" svg:y="6.695cm">
          <draw:text-box>
            <text:p text:style-name="P2"><text:span text:style-name="T9">0.4</text:span></text:p>
          </draw:text-box>
        </draw:frame>
        <draw:frame draw:style-name="gr4" draw:text-style-name="P8" draw:layer="layout" svg:width="1.095cm" svg:height="0.725cm" svg:x="13.82cm" svg:y="6.696cm">
          <draw:text-box>
            <text:p text:style-name="P2"><text:span text:style-name="T9">0.6</text:span></text:p>
          </draw:text-box>
        </draw:frame>
        <draw:frame draw:style-name="gr4" draw:text-style-name="P8" draw:layer="layout" svg:width="1.095cm" svg:height="0.725cm" svg:x="14.807cm" svg:y="6.697cm">
          <draw:text-box>
            <text:p text:style-name="P2"><text:span text:style-name="T9">0.8</text:span></text:p>
          </draw:text-box>
        </draw:frame>
        <draw:frame draw:style-name="gr4" draw:text-style-name="P8" draw:layer="layout" svg:width="1.095cm" svg:height="0.725cm" svg:x="15.819cm" svg:y="6.698cm">
          <draw:text-box>
            <text:p text:style-name="P2"><text:span text:style-name="T9">1.0</text:span></text:p>
          </draw:text-box>
        </draw:frame>
        <draw:frame draw:style-name="gr4" draw:text-style-name="P8" draw:layer="layout" svg:width="0.739cm" svg:height="0.725cm" svg:x="10.572cm" svg:y="6.357cm">
          <draw:text-box>
            <text:p text:style-name="P2"><text:span text:style-name="T9">0</text:span></text:p>
          </draw:text-box>
        </draw:frame>
        <draw:frame draw:style-name="gr4" draw:text-style-name="P8" draw:layer="layout" svg:width="0.976cm" svg:height="0.725cm" svg:x="10.521cm" svg:y="5.455cm">
          <draw:text-box>
            <text:p text:style-name="P2"><text:span text:style-name="T9">20</text:span></text:p>
          </draw:text-box>
        </draw:frame>
        <draw:frame draw:style-name="gr4" draw:text-style-name="P8" draw:layer="layout" svg:width="0.976cm" svg:height="0.725cm" svg:x="10.521cm" svg:y="4.501cm">
          <draw:text-box>
            <text:p text:style-name="P2"><text:span text:style-name="T9">40</text:span></text:p>
          </draw:text-box>
        </draw:frame>
        <draw:frame draw:style-name="gr4" draw:text-style-name="P8" draw:layer="layout" svg:width="0.976cm" svg:height="0.725cm" svg:x="10.521cm" svg:y="3.574cm">
          <draw:text-box>
            <text:p text:style-name="P2"><text:span text:style-name="T9">60</text:span></text:p>
          </draw:text-box>
        </draw:frame>
        <draw:frame draw:style-name="gr4" draw:text-style-name="P8" draw:layer="layout" svg:width="0.976cm" svg:height="0.725cm" svg:x="10.521cm" svg:y="2.575cm">
          <draw:text-box>
            <text:p text:style-name="P2"><text:span text:style-name="T9">80</text:span></text:p>
          </draw:text-box>
        </draw:frame>
        <draw:frame draw:style-name="gr4" draw:text-style-name="P8" draw:layer="layout" svg:width="1.213cm" svg:height="0.725cm" svg:x="10.305cm" svg:y="1.676cm">
          <draw:text-box>
            <text:p text:style-name="P2"><text:span text:style-name="T9">100</text:span></text:p>
          </draw:text-box>
        </draw:frame>
        <draw:frame draw:style-name="gr4" draw:text-style-name="P8" draw:layer="layout" svg:width="1.916cm" svg:height="0.725cm" draw:transform="rotate (1.54671078311738) translate (9.998cm 5.249cm)">
          <draw:text-box>
            <text:p text:style-name="P2"><text:span text:style-name="T12">P</text:span><text:span text:style-name="T9"> (kPa)</text:span></text:p>
          </draw:text-box>
        </draw:frame>
        <draw:frame draw:style-name="gr4" draw:text-style-name="P8" draw:layer="layout" svg:width="1.834cm" svg:height="0.826cm" svg:x="13.1cm" svg:y="7.23cm">
          <draw:text-box>
            <text:p text:style-name="P2"><text:span text:style-name="T7">x</text:span><text:span text:style-name="T8">1</text:span><text:span text:style-name="T9"> or </text:span><text:span text:style-name="T10">y</text:span><text:span text:style-name="T11">1</text:span></text:p>
          </draw:text-box>
        </draw:frame>
        <draw:line draw:style-name="gr5" draw:text-style-name="P1" draw:layer="layout" svg:x1="11.35cm" svg:y1="4.588cm" svg:x2="16.355cm" svg:y2="3.559cm">
          <text:p/>
        </draw:line>
        <draw:line draw:style-name="gr6" draw:text-style-name="P1" draw:layer="layout" svg:x1="9.957cm" svg:y1="3.867cm" svg:x2="11.82cm" svg:y2="4.368cm">
          <text:p/>
        </draw:line>
        <draw:line draw:style-name="gr6" draw:text-style-name="P1" draw:layer="layout" svg:x1="10.271cm" svg:y1="2.602cm" svg:x2="12.806cm" svg:y2="2.912cm">
          <text:p/>
        </draw:line>
        <draw:line draw:style-name="gr6" draw:text-style-name="P1" draw:layer="layout" svg:x1="10.176cm" svg:y1="1.456cm" svg:x2="15.421cm" svg:y2="3.7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Jussi Eloranta</meta:initial-creator>
    <meta:creation-date>2008-06-18T20:52:58</meta:creation-date>
    <dc:creator>Jussi Eloranta</dc:creator>
    <dc:date>2012-11-28T14:13:49</dc:date>
    <meta:editing-cycles>40</meta:editing-cycles>
    <meta:editing-duration>PT1H31M6S</meta:editing-duration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